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f9439" officeooo:paragraph-rsid="000f9439" style:font-size-asian="22.75pt" style:font-size-complex="26pt"/>
    </style:style>
    <style:style style:name="P2" style:family="paragraph" style:parent-style-name="Standard">
      <style:text-properties fo:font-size="26pt" officeooo:rsid="00107bba" officeooo:paragraph-rsid="00107bba" style:font-size-asian="22.75pt" style:font-size-complex="26pt"/>
    </style:style>
    <style:style style:name="P3" style:family="paragraph" style:parent-style-name="Standard">
      <style:text-properties fo:font-size="26pt" officeooo:rsid="00123d92" officeooo:paragraph-rsid="00123d92" style:font-size-asian="22.75pt" style:font-size-complex="26pt"/>
    </style:style>
    <style:style style:name="T1" style:family="text">
      <style:text-properties officeooo:rsid="000f9439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7bba"/>
    </style:style>
    <style:style style:name="T5" style:family="text">
      <style:text-properties style:text-underline-style="solid" style:text-underline-width="auto" style:text-underline-color="font-color" officeooo:rsid="000f9439"/>
    </style:style>
    <style:style style:name="T6" style:family="text">
      <style:text-properties style:text-underline-style="none"/>
    </style:style>
    <style:style style:name="T7" style:family="text">
      <style:text-properties officeooo:rsid="00123d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on(<text:span text:style-name="T2">code_region</text:span>,nom)</text:p>
      <text:p text:style-name="P1"/>
      <text:p text:style-name="P1">Departement(<text:span text:style-name="T3">code_departement,</text:span><text:span text:style-name="T6">#code_region</text:span>,nom,zone_climatique)</text:p>
      <text:p text:style-name="P1"/>
      <text:p text:style-name="P1">Travaux(<text:span text:style-name="T3">id_travaux</text:span>,cout_total_ht,cout_induit_ht,annee_travaux,type_logment,annee_construction_logment,#code_departement,#code_region)</text:p>
      <text:p text:style-name="P1"/>
      <text:p text:style-name="P3">Isolation(id_travaux,poste,isolant,epaisseur,surface)</text:p>
      <text:p text:style-name="P3"/>
      <text:p text:style-name="P3">Chauffage(id_travaux,energie_avant_travaux,energie_installe,generateur,type_chaudiere)</text:p>
      <text:p text:style-name="P3"/>
      <text:p text:style-name="P3">Photovoltaique(id_travaux,Puissance_installe,type_panneau)</text:p>
      <text:p text:style-name="P3"><text:span text:style-name="T1">Commune(</text:span><text:span text:style-name="T5">code_commune,</text:span><text:span text:style-name="T4">#code_departement</text:span><text:span text:style-name="T5">,</text:span><text:span text:style-name="T1">nom_commune,statut,altitude_moyenne,population,superfice,code_canton,code_arrondissement)</text:span></text:p>
      <text:p text:style-name="P1"/>
      <text:p text:style-name="P2"><text:soft-page-break/>Mesure(<text:span text:style-name="T3">Date_Mesure,#code_departement</text:span>,code,t_min,t_max,t_moy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08:11:46.198769733</meta:creation-date>
    <dc:date>2023-11-22T08:42:59.813988279</dc:date>
    <meta:editing-duration>PT8M33S</meta:editing-duration>
    <meta:editing-cycles>1</meta:editing-cycles>
    <meta:document-statistic meta:table-count="0" meta:image-count="0" meta:object-count="0" meta:page-count="2" meta:paragraph-count="8" meta:word-count="8" meta:character-count="603" meta:non-whitespace-character-count="603"/>
    <meta:generator>LibreOffice/7.3.7.2$Linux_X86_64 LibreOffice_project/30$Build-2</meta:generator>
  </office:meta>
</office:document-meta>
</file>